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5mm"/>
    </style:style>
    <style:style style:name="co2" style:family="table-column">
      <style:table-column-properties fo:break-before="auto" style:column-width="37.41mm"/>
    </style:style>
    <style:style style:name="co3" style:family="table-column">
      <style:table-column-properties fo:break-before="auto" style:column-width="53.02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15.58mm"/>
    </style:style>
    <style:style style:name="co7" style:family="table-column">
      <style:table-column-properties fo:break-before="auto" style:column-width="26.63mm"/>
    </style:style>
    <style:style style:name="co8" style:family="table-column">
      <style:table-column-properties fo:break-before="auto" style:column-width="26.12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25.0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BOM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U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FARNELL_ALTERNATIVE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ARTNO</text:p>
          </table:table-cell>
          <table:table-cell table:style-name="ce1"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T</text:p>
          </table:table-cell>
          <table:table-cell table:number-columns-repeated="2" office:value-type="string" calcext:value-type="string">
            <text:p>01110005MR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1110005MR</text:p>
          </table:table-cell>
          <table:table-cell office:value-type="float" office:value="1155771" calcext:value-type="float">
            <text:p>1155771</text:p>
          </table:table-cell>
          <table:table-cell office:value-type="string" calcext:value-type="string">
            <text:p>01110005MR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6/000-023</text:p>
          </table:table-cell>
          <table:table-cell office:value-type="string" calcext:value-type="string">
            <text:p>P-236-40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and: 01.01.2014. D</text:p>
          </table:table-cell>
          <table:table-cell office:value-type="string" calcext:value-type="string">
            <text:p>WAGO236_Connector Banana Pro Power SATA-WAGO236-402_WAGO236-403_WAGO236-404#WAG.pdf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6-406</text:p>
          </table:table-cell>
          <table:table-cell office:value-type="float" office:value="1283529" calcext:value-type="float">
            <text:p>128352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RESISTOR, European s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2K70FKEA</text:p>
          </table:table-cell>
          <table:table-cell office:value-type="float" office:value="1469891" calcext:value-type="float">
            <text:p>146989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676S</text:p>
          </table:table-cell>
          <table:table-cell office:value-type="string" calcext:value-type="string">
            <text:p>TO-263-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676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float" office:value="1564684" calcext:value-type="float">
            <text:p>15646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 2x20</text:p>
          </table:table-cell>
          <table:table-cell office:value-type="string" calcext:value-type="string">
            <text:p>PINHD-2X20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HARWIN</text:p>
          </table:table-cell>
          <table:table-cell office:value-type="string" calcext:value-type="string">
            <text:p>M20-6112045</text:p>
          </table:table-cell>
          <table:table-cell office:value-type="float" office:value="1569232" calcext:value-type="float">
            <text:p>1569232</text:p>
          </table:table-cell>
          <table:table-cell office:value-type="float" office:value="1569230" calcext:value-type="float">
            <text:p>156923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487EESA+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S485 TRANSEIVER</text:p>
          </table:table-cell>
          <table:table-cell/>
          <table:table-cell office:value-type="string" calcext:value-type="string">
            <text:p>MAXIM INTEGRATED PRODUCTS</text:p>
          </table:table-cell>
          <table:table-cell office:value-type="string" calcext:value-type="string">
            <text:p>MAX1487EESA+.</text:p>
          </table:table-cell>
          <table:table-cell office:value-type="float" office:value="1593310" calcext:value-type="float">
            <text:p>1593310</text:p>
          </table:table-cell>
          <table:table-cell table:style-name="ce6" office:value-type="float" office:value="8452210" calcext:value-type="float">
            <text:p>8452210</text:p>
          </table:table-cell>
          <table:table-cell/>
          <table:table-cell office:value-type="string" calcext:value-type="string">
            <text:p>MAX481CSA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DIODE-MELF-MLL41</text:p>
          </table:table-cell>
          <table:table-cell office:value-type="string" calcext:value-type="string">
            <text:p>MELF-MLL41</text:p>
          </table:table-cell>
          <table:table-cell office:value-type="string" calcext:value-type="string">
            <text:p>D1, D3, D4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float" office:value="1625106" calcext:value-type="float">
            <text:p>162510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RESISTOR, European s</text:p>
          </table:table-cell>
          <table:table-cell/>
          <table:table-cell office:value-type="string" calcext:value-type="string">
            <text:p>TE CONNECTIVITY / NEOHM</text:p>
          </table:table-cell>
          <table:table-cell office:value-type="string" calcext:value-type="string">
            <text:p>CPF0603B10KE1</text:p>
          </table:table-cell>
          <table:table-cell office:value-type="float" office:value="1697388" calcext:value-type="float">
            <text:p>16973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3C104KAT2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float" office:value="1740665" calcext:value-type="float">
            <text:p>174066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2808-257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25pin header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float" office:value="1757123" calcext:value-type="float">
            <text:p>175712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3-502</text:p>
          </table:table-cell>
          <table:table-cell office:value-type="string" calcext:value-type="string">
            <text:p>P-233-5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erie 233, <text:s/>Klemmenl</text:p>
          </table:table-cell>
          <table:table-cell/>
          <table:table-cell office:value-type="string" calcext:value-type="string">
            <text:p>WAGO</text:p>
          </table:table-cell>
          <table:table-cell office:value-type="string" calcext:value-type="string">
            <text:p>233-502.</text:p>
          </table:table-cell>
          <table:table-cell office:value-type="float" office:value="1777096" calcext:value-type="float">
            <text:p>17770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table:number-columns-repeated="2" office:value-type="string" calcext:value-type="string">
            <text:p>GRM216R71H103KA01D</text:p>
          </table:table-cell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GRM216R71H103KA01D</text:p>
          </table:table-cell>
          <table:table-cell office:value-type="float" office:value="1828948" calcext:value-type="float">
            <text:p>18289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0mV</text:p>
          </table:table-cell>
          <table:table-cell office:value-type="string" calcext:value-type="string">
            <text:p>B340LB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http://www.diodes.com/datasheets/ds30240.pdf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340LB-13-F</text:p>
          </table:table-cell>
          <table:table-cell office:value-type="float" office:value="1843684" calcext:value-type="float">
            <text:p>184368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2, IC3, IC4, IC5, IC6</text:p>
          </table:table-cell>
          <table:table-cell office:value-type="string" calcext:value-type="string">
            <text:p>8-bit SHIFT REGISTER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float" office:value="2098004" calcext:value-type="float">
            <text:p>2098004</text:p>
          </table:table-cell>
          <table:table-cell table:number-columns-repeated="2"/>
          <table:table-cell office:value-type="string" calcext:value-type="string">
            <text:p>SMD HC 595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7, C8, C9, C10, C11</text:p>
          </table:table-cell>
          <table:table-cell office:value-type="string" calcext:value-type="string">
            <text:p>CAPACITOR, European 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2112833" calcext:value-type="float">
            <text:p>2112833</text:p>
          </table:table-cell>
          <table:table-cell table:number-columns-repeated="2"/>
          <table:table-cell office:value-type="string" calcext:value-type="string">
            <text:p>SMD TAN.0,1/3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R1280-150M</text:p>
          </table:table-cell>
          <table:table-cell office:value-type="string" calcext:value-type="string">
            <text:p>SRR1280</text:p>
          </table:table-cell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COILCRAFT</text:p>
          </table:table-cell>
          <table:table-cell office:value-type="string" calcext:value-type="string">
            <text:p>MSS1278-153MLD</text:p>
          </table:table-cell>
          <table:table-cell office:value-type="float" office:value="2288501" calcext:value-type="float">
            <text:p>228850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float" office:value="2332128" calcext:value-type="float">
            <text:p>233212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.0 uF</text:p>
          </table:table-cell>
          <table:table-cell office:value-type="string" calcext:value-type="string">
            <text:p>16SVP180MSM_RADIAL_10MM</text:p>
          </table:table-cell>
          <table:table-cell office:value-type="string" calcext:value-type="string">
            <text:p>SM_RADIAL_10MM</text:p>
          </table:table-cell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16SVP180MX</text:p>
          </table:table-cell>
          <table:table-cell office:value-type="float" office:value="2354685" calcext:value-type="float">
            <text:p>2354685</text:p>
          </table:table-cell>
          <table:table-cell table:number-columns-repeated="2"/>
          <table:table-cell office:value-type="string" calcext:value-type="string">
            <text:p>RAD FC 560/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 uF</text:p>
          </table:table-cell>
          <table:table-cell table:number-columns-repeated="2" office:value-type="string" calcext:value-type="string">
            <text:p>GRM21BR61E475MA12L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http://www.murata.com/products/catalog/pdf/c02e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475MA12L</text:p>
          </table:table-cell>
          <table:table-cell office:value-type="float" office:value="2362111" calcext:value-type="float">
            <text:p>236211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 2x10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TE CONNECTIVITY / AMP</text:p>
          </table:table-cell>
          <table:table-cell office:value-type="string" calcext:value-type="string">
            <text:p>5103308-5</text:p>
          </table:table-cell>
          <table:table-cell office:value-type="float" office:value="2452432" calcext:value-type="float">
            <text:p>2452432</text:p>
          </table:table-cell>
          <table:table-cell office:value-type="float" office:value="9689621" calcext:value-type="float">
            <text:p>968962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M5Z3V3</text:p>
          </table:table-cell>
          <table:table-cell office:value-type="string" calcext:value-type="string">
            <text:p>DIODE-SOD523</text:p>
          </table:table-cell>
          <table:table-cell office:value-type="string" calcext:value-type="string">
            <text:p>SOD523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5Z3V3</text:p>
          </table:table-cell>
          <table:table-cell office:value-type="float" office:value="2454004" calcext:value-type="float">
            <text:p>245400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/>
          <table:table-cell office:value-type="string" calcext:value-type="string">
            <text:p>TE CONNECTIVITY / AMP</text:p>
          </table:table-cell>
          <table:table-cell office:value-type="string" calcext:value-type="string">
            <text:p>825433-2</text:p>
          </table:table-cell>
          <table:table-cell office:value-type="float" office:value="3417645" calcext:value-type="float">
            <text:p>341764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ESISTOR, European s</text:p>
          </table:table-cell>
          <table:table-cell/>
          <table:table-cell office:value-type="string" calcext:value-type="string">
            <text:p>YAGEO (PHYCOMP)</text:p>
          </table:table-cell>
          <table:table-cell office:value-type="string" calcext:value-type="string">
            <text:p>RC0603FR-071KL.</text:p>
          </table:table-cell>
          <table:table-cell office:value-type="float" office:value="9238484" calcext:value-type="float">
            <text:p>9238484</text:p>
          </table:table-cell>
          <table:table-cell table:number-columns-repeated="101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2, R13, R14, R15, R16, R17, R18, R19, R20, R21, R22, R23, R24, R25, R26, R27, R28, R29, R30, R31, R32, R33, R34</text:p>
          </table:table-cell>
          <table:table-cell office:value-type="string" calcext:value-type="string">
            <text:p>RESISTOR, European s</text:p>
          </table:table-cell>
          <table:table-cell/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.</text:p>
          </table:table-cell>
          <table:table-cell office:value-type="float" office:value="9238522" calcext:value-type="float">
            <text:p>9238522</text:p>
          </table:table-cell>
          <table:table-cell table:number-columns-repeated="2"/>
          <table:table-cell office:value-type="string" calcext:value-type="string">
            <text:p>SMD-0603 2,2K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HOLE3.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HOLE with d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BOM2.A1:BOM2.M26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7:54:24.865877886</dc:date>
    <dc:creator>Stefan Müller</dc:creator>
    <meta:editing-duration>PT40M35S</meta:editing-duration>
    <meta:editing-cycles>4</meta:editing-cycles>
    <meta:generator>LibreOffice/5.1.1.3$Linux_X86_64 LibreOffice_project/10m0$Build-3</meta:generator>
    <meta:document-statistic meta:table-count="1" meta:cell-count="242" meta:object-count="0"/>
  </office:meta>
</office:document-meta>
</file>